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5" calcext:value-type="float">
            <text:p>1595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2" calcext:value-type="float">
            <text:p>1602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33] = [.A32] ; [.Q32] ; [.Q32] + [.P32] + IF ([.A32] = [.A31] ; [.P31]; 0))"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89" calcext:value-type="float">
            <text:p>1589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89" calcext:value-type="float">
            <text:p>1589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3" calcext:value-type="float">
            <text:p>1573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38] = [.A37] ; [.Q37] ; [.Q37] + [.P37] + IF ([.A37] = [.A36] ; [.P36]; 0))" office:value-type="float" office:value="1579" calcext:value-type="float">
            <text:p>1579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79" calcext:value-type="float">
            <text:p>1579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2" calcext:value-type="float">
            <text:p>1592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2" calcext:value-type="float">
            <text:p>1592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43] = [.A42] ; [.Q42] ; [.Q42] + [.P42] + IF ([.A42] = [.A41] ; [.P41]; 0))" office:value-type="float" office:value="1608" calcext:value-type="float">
            <text:p>1608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07" calcext:value-type="date">
            <text:p>07.04.2017</text:p>
          </table:table-cell>
          <table:table-cell table:number-columns-repeated="15"/>
          <table:table-cell table:formula="of:=IF([.A44] = [.A43] ; [.Q43] ; [.Q43] + [.P43] + IF ([.A43] = [.A42] ; [.P42]; 0))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 table:number-rows-repeated="104853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16:19:08.4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18</meta:editing-cycles>
    <meta:editing-duration>PT3H28M21S</meta:editing-duration>
    <dc:title>Saison Ekkart</dc:title>
    <dc:date>2017-04-07T16:19:13.336000000</dc:date>
    <meta:generator>LibreOffice/5.2.5.1$Windows_x86 LibreOffice_project/0312e1a284a7d50ca85a365c316c7abbf20a4d22</meta:generator>
    <dc:creator>Ekkart Kleinod</dc:creator>
    <meta:document-statistic meta:table-count="2" meta:cell-count="12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146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832">
                <text:p>4283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